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3"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8951931006071355"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8336607030838806262" text:style-name="L2">
        <text:list-item>
          <text:p text:style-name="P62">hyperlink do not propogate clicks and open new tab </text:p>
        </text:list-item>
        <text:list-item>
          <text:p text:style-name="P56">investigate if my clicks doubling up are the marbles getting delegated severa copies same code</text:p>
        </text:list-item>
        <text:list-item>
          <text:p text:style-name="P56">offten using classes just for names can i use name insted etc</text:p>
        </text:list-item>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text:soft-page-break/>Balls on line pg4 card on line pg2 maybe balls pg3</text:p>
        </text:list-item>
        <text:list-item>
          <text:p text:style-name="P60">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490265590013532020"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ext:soft-page-break/>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8586817099973778143" text:style-name="L4">
        <text:list-item>
          <text:p text:style-name="P31">example card has a kind of own version of show singleCard that needs a do thise before, then this after kind of code see how it is coded in card.js file</text:p>
        </text:list-item>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5368677988986930385"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text:soft-page-break/>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5777051201539269403" text:style-name="L6">
        <text:list-item>
          <text:p text:style-name="P36">populate marble case from backend</text:p>
        </text:list-item>
        <text:list-item>
          <text:p text:style-name="P36">maybe use templates</text:p>
        </text:list-item>
        <text:list-item>
          <text:p text:style-name="P36">as one of each maybe use ids</text:p>
        </text:list-item>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2325524903265270955" text:style-name="RTF_5f_Num_20_2">
        <text:list-header>
          <text:p text:style-name="P63"/>
          <text:p text:style-name="P70"/>
          <text:p text:style-name="P71"/>
          <text:p text:style-name="P64"/>
        </text:list-header>
        <text:list-item>
          <text:p text:style-name="P63">would be better if ejs used the template to make the cards</text:p>
        </text:list-item>
        <text:list-item>
          <text:p text:style-name="P63">handle shake </text:p>
        </text:list-item>
        <text:list-item>
          <text:p text:style-name="P63">if trigger json magnifer not work</text:p>
        </text:list-item>
        <text:list-item>
          <text:p text:style-name="P63">make magnifier magnify</text:p>
        </text:list-item>
        <text:list-item>
          <text:p text:style-name="P63">why am i using rows and columns</text:p>
        </text:list-item>
        <text:list-item>
          <text:p text:style-name="P63">magnifier now not working nicely i think this maybe because all code slowed by jquery</text:p>
        </text:list-item>
        <text:list-item>
          <text:p text:style-name="P63">as magnifier turns it magnifies right card then middles then left left middle right</text:p>
          <text:p text:style-name="P65"/>
        </text:list-item>
        <text:list-item>
          <text:p text:style-name="P63">why if go to pg 3 above it marble 3 is above the page (before anything trigger) – because right zero</text:p>
        </text:list-item>
        <text:list-item>
          <text:p text:style-name="P63">is it possible to make handle better synced with marbles so always points at front one</text:p>
        </text:list-item>
        <text:list-item>
          <text:p text:style-name="P66">the shape can go over the corner so needs some set padding – which will inturn affect the shape so gonna need to be carefully done, it also pushes the marbles off the top and a card pokes out the right</text:p>
        </text:list-item>
        <text:list-item>
          <text:p text:style-name="P67">magnifier image replace</text:p>
        </text:list-item>
        <text:list-item>
          <text:p text:style-name="P68">pad the cards in a little and then make them tuck behind the page background and border of the shape so tucked in – cant think of a way of doing it</text:p>
        </text:list-item>
        <text:list-item>
          <text:p text:style-name="P68">trapezoid velvet red things that look like tabs that hold the cards in </text:p>
          <text:p text:style-name="P68"/>
        </text:list-item>
      </text:list>
      <text:p text:style-name="P1"/>
      <text:p text:style-name="P1">TODO PG4</text:p>
      <text:list xml:id="list508927605293463257"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text:span><text:soft-page-break/><text:span text:style-name="T1">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3920032907098387668" text:style-name="L8">
        <text:list-header>
          <text:p text:style-name="P14"/>
        </text:list-header>
        <text:list-item>
          <text:p text:style-name="P61">aCard needs to come with reference to own function for when it is made</text:p>
          <text:list>
            <text:list-item>
              <text:p text:style-name="P61">so does aMarble</text:p>
            </text:list-item>
          </text:list>
          <text:p text:style-name="P61"/>
        </text:list-item>
        <text:list-item>
          <text:p text:style-name="P61">the first card is no longer for my best project its for examplaning what to do so need to change the best 4 cards code </text:p>
        </text:list-item>
        <text:list-item>
          <text:p text:style-name="P61">make first card trigger the roll only after its closed</text:p>
        </text:list-item>
        <text:list-item>
          <text:p text:style-name="P61">a card click code repeated from page clickable cards to dynamically made use function to apply function singleCardDisplayOnClick(search){}$(search).find(".aCard").on('click', OR... ... also true for pg4</text:p>
          <text:list>
            <text:list-item>
              <text:p text:style-name="P61">reference in the html of aCard its click function so when dynamically created it still has its click functionality, or research live() if that doesnt work</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9578665"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182262054962935349"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2">try cards having marbles 3d shadow colours see looks good</text:p>
        </text:list-item>
        <text:list-item>
          <text:p text:style-name="P72">put a div in the cards for the box shadows</text:p>
          <text:p text:style-name="P38"/>
        </text:list-item>
      </text:list>
      <text:p text:style-name="P1"/>
      <text:p text:style-name="P1">TODO Carousel</text:p>
      <text:list xml:id="list2250914031916992216" text:style-name="L10">
        <text:list-header>
          <text:p text:style-name="P58"/>
        </text:list-header>
        <text:list-item>
          <text:p text:style-name="P16">multiple clicks moves origin right</text:p>
        </text:list-item>
        <text:list-item>
          <text:p text:style-name="P16"><text:soft-page-break/>card you clicked on to generate carousel should be front card at moment just puts that card 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3">fixed draw but not properly just moved carousel section to bottom which i think effects code execution order would be good to fix properly</text:p>
        </text:list-item>
        <text:list-item>
          <text:p text:style-name="P73">carousell needs to be brighter more fun </text:p>
        </text:list-item>
      </text:list>
      <text:p text:style-name="P1"/>
      <text:p text:style-name="P1">TODO Admin Area</text:p>
      <text:list xml:id="list3676899749527236151" text:style-name="L11">
        <text:list-item>
          <text:p text:style-name="P18">Admin carousell enable to alter and input cards info </text:p>
        </text:list-item>
      </text:list>
      <text:p text:style-name="P1"/>
      <text:p text:style-name="P1">TODO Backend</text:p>
      <text:list xml:id="list8098803859196707011" text:style-name="L12">
        <text:list-item>
          <text:p text:style-name="P42"/>
        </text:list-item>
      </text:list>
      <text:p text:style-name="P1"/>
      <text:p text:style-name="P1">TODO Host</text:p>
      <text:list xml:id="list6488555299302560852"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8930227514257556033"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ext:soft-page-break/>TODO Size friendly</text:p>
      <text:p text:style-name="P1"/>
      <text:p text:style-name="P1">TODO Mobile friendly</text:p>
      <text:list xml:id="list2640690693295961966" text:style-name="L15">
        <text:list-item>
          <text:p text:style-name="P19">short term just go to colour resume or cv or that other site i made</text:p>
        </text:list-item>
      </text:list>
      <text:p text:style-name="P1"/>
      <text:p text:style-name="P1">TODO Polish Checks</text:p>
      <text:list xml:id="list536728568948055804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8861121665447427632"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9553305" text:continue-list="list2325524903265270955" text:style-name="RTF_5f_Num_20_2">
        <text:list-item>
          <text:p text:style-name="P69"><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text:soft-page-break/>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text:soft-page-break/></text:p>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9571384" text:continue-list="list225091403191699221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1H44M13S</meta:editing-duration>
    <meta:editing-cycles>143</meta:editing-cycles>
    <meta:generator>OpenOffice/4.1.6$Win32 OpenOffice.org_project/416m1$Build-9790</meta:generator>
    <dc:date>2019-10-03T19:36:18.29</dc:date>
    <dc:creator>Philip Tate</dc:creator>
    <meta:document-statistic meta:table-count="0" meta:image-count="0" meta:object-count="0" meta:page-count="9" meta:paragraph-count="279" meta:word-count="3021" meta:character-count="18164"/>
    <meta:user-defined meta:name="Info 1"/>
    <meta:user-defined meta:name="Info 2"/>
    <meta:user-defined meta:name="Info 3"/>
    <meta:user-defined meta:name="Info 4"/>
  </office:meta>
</office:document-meta>
</file>